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P1" style:family="paragraph" style:parent-style-name="Standard">
      <style:text-properties officeooo:rsid="0011cede" officeooo:paragraph-rsid="0011cede"/>
    </style:style>
    <style:style style:name="P2" style:family="paragraph" style:parent-style-name="Standard">
      <style:text-properties officeooo:rsid="00139ba3" officeooo:paragraph-rsid="00139b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9b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 have setup a wireguard for my remote access</text:p>
      <text:p text:style-name="P1"/>
      <text:p text:style-name="P1">1 – Configure wiregurad on my router</text:p>
      <text:p text:style-name="P1"/>
      <text:p text:style-name="P1">2 – Configure DNS update on my rpi</text:p>
      <text:p text:style-name="P1">&gt;&gt; <text:span text:style-name="T2">dnsupdate rust tool.</text:span></text:p>
      <text:p text:style-name="P1"/>
      <text:p text:style-name="P1">config is in “/opt/pibox”</text:p>
      <text:p text:style-name="P1"/>
      <text:p text:style-name="P2">Sytemctl dnsupdate.service and triggered by dnsupdate.tim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ja" style:country-asian="JP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5-11-17T17:30:12.572800100</dc:date>
    <meta:editing-duration>PT7M54S</meta:editing-duration>
    <meta:editing-cycles>1</meta:editing-cycles>
    <meta:document-statistic meta:table-count="0" meta:image-count="0" meta:object-count="0" meta:page-count="1" meta:paragraph-count="6" meta:word-count="36" meta:character-count="222" meta:non-whitespace-character-count="190"/>
  </office:meta>
</office:document-meta>
</file>